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854in"/>
    </style:style>
    <style:style style:name="Table2.G" style:family="table-column">
      <style:table-column-properties style:column-width="1.67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0.3125in" style:rel-column-width="450*"/>
    </style:style>
    <style:style style:name="Table5.B" style:family="table-column">
      <style:table-column-properties style:column-width="1.25in" style:rel-column-width="1800*"/>
    </style:style>
    <style:style style:name="Table5.C" style:family="table-column">
      <style:table-column-properties style:column-width="1.05in" style:rel-column-width="1512*"/>
    </style:style>
    <style:style style:name="Table5.D" style:family="table-column">
      <style:table-column-properties style:column-width="1.1931in" style:rel-column-width="1718*"/>
    </style:style>
    <style:style style:name="Table5.E" style:family="table-column">
      <style:table-column-properties style:column-width="1.1938in" style:rel-column-width="1719*"/>
    </style:style>
    <style:style style:name="Table5.F" style:family="table-column">
      <style:table-column-properties style:column-width="0.4979in" style:rel-column-width="717*"/>
    </style:style>
    <style:style style:name="Table5.G" style:family="table-column">
      <style:table-column-properties style:column-width="0.9993in" style:rel-column-width="1439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1.2993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1.6243in" style:rel-column-width="16384*"/>
    </style:style>
    <style:style style:name="Table7.C" style:family="table-column">
      <style:table-column-properties style:column-width="1.6243in" style:rel-column-width="1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2.1215in" style:rel-column-width="21399*"/>
    </style:style>
    <style:style style:name="Table8.B" style:family="table-column">
      <style:table-column-properties style:column-width="2.1215in" style:rel-column-width="21400*"/>
    </style:style>
    <style:style style:name="Table8.C" style:family="table-column">
      <style:table-column-properties style:column-width="2.2535in" style:rel-column-width="2273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281d38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281d38" officeooo:paragraph-rsid="00281d38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281d38" officeooo:paragraph-rsid="00281d38"/>
    </style:style>
    <style:style style:name="P27" style:family="paragraph" style:parent-style-name="Table_20_Contents">
      <style:text-properties officeooo:rsid="0029bc2d" officeooo:paragraph-rsid="0029bc2d"/>
    </style:style>
    <style:style style:name="P28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9" style:family="paragraph" style:parent-style-name="No_20_Spacing" style:master-page-name="First_20_Page">
      <style:paragraph-properties fo:text-align="center" style:justify-single-word="false" style:page-number="auto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281d38" officeooo:paragraph-rsid="00281d38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officeooo:paragraph-rsid="00319cbf"/>
    </style:style>
    <style:style style:name="P33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281d38" officeooo:paragraph-rsid="00281d38"/>
    </style:style>
    <style:style style:name="P34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281d38" officeooo:paragraph-rsid="002fa254"/>
    </style:style>
    <style:style style:name="P35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59de4" officeooo:paragraph-rsid="00281d38"/>
    </style:style>
    <style:style style:name="P36" style:family="paragraph" style:parent-style-name="Table_20_Contents">
      <style:paragraph-properties fo:text-align="center" style:justify-single-word="false"/>
      <style:text-properties officeooo:rsid="0032881c" officeooo:paragraph-rsid="0032881c"/>
    </style:style>
    <style:style style:name="P37" style:family="paragraph" style:parent-style-name="Table_20_Contents">
      <style:paragraph-properties fo:text-align="start" style:justify-single-word="false"/>
      <style:text-properties officeooo:rsid="0032881c" officeooo:paragraph-rsid="0032881c"/>
    </style:style>
    <style:style style:name="P38" style:family="paragraph" style:parent-style-name="Table_20_Contents">
      <style:text-properties officeooo:rsid="0034701d" officeooo:paragraph-rsid="0034701d"/>
    </style:style>
    <style:style style:name="P39" style:family="paragraph" style:parent-style-name="Table_20_Contents">
      <style:paragraph-properties fo:text-align="center" style:justify-single-word="false"/>
      <style:text-properties officeooo:rsid="0034701d" officeooo:paragraph-rsid="0034701d"/>
    </style:style>
    <style:style style:name="P40" style:family="paragraph" style:parent-style-name="Table_20_Contents">
      <style:text-properties officeooo:paragraph-rsid="0034701d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034701d"/>
    </style:style>
    <style:style style:name="P43" style:family="paragraph" style:parent-style-name="Table_20_Contents">
      <style:paragraph-properties fo:text-align="center" style:justify-single-word="false"/>
      <style:text-properties officeooo:rsid="00368388" officeooo:paragraph-rsid="00368388"/>
    </style:style>
    <style:style style:name="P44" style:family="paragraph" style:parent-style-name="Table_20_Contents">
      <style:paragraph-properties fo:text-align="start" style:justify-single-word="false"/>
      <style:text-properties officeooo:rsid="00368388" officeooo:paragraph-rsid="00368388"/>
    </style:style>
    <style:style style:name="P45" style:family="paragraph" style:parent-style-name="Table_20_Contents">
      <style:paragraph-properties fo:text-align="center" style:justify-single-word="false"/>
      <style:text-properties officeooo:rsid="0036a7b7" officeooo:paragraph-rsid="0036a7b7"/>
    </style:style>
    <style:style style:name="P46" style:family="paragraph" style:parent-style-name="Table_20_Contents">
      <style:paragraph-properties fo:text-align="start" style:justify-single-word="false"/>
      <style:text-properties officeooo:rsid="0036a7b7" officeooo:paragraph-rsid="0036a7b7"/>
    </style:style>
    <style:style style:name="P47" style:family="paragraph" style:parent-style-name="Table_20_Contents">
      <style:paragraph-properties fo:text-align="center" style:justify-single-word="false"/>
      <style:text-properties officeooo:rsid="00379cb9" officeooo:paragraph-rsid="00379cb9"/>
    </style:style>
    <style:style style:name="P48" style:family="paragraph" style:parent-style-name="Table_20_Contents">
      <style:paragraph-properties fo:text-align="start" style:justify-single-word="false"/>
      <style:text-properties officeooo:rsid="00379cb9" officeooo:paragraph-rsid="00379cb9"/>
    </style:style>
    <style:style style:name="P49" style:family="paragraph" style:parent-style-name="Table_20_Contents">
      <style:paragraph-properties fo:text-align="center" style:justify-single-word="false"/>
      <style:text-properties officeooo:rsid="0039562b" officeooo:paragraph-rsid="0039562b"/>
    </style:style>
    <style:style style:name="P50" style:family="paragraph" style:parent-style-name="Table_20_Contents">
      <style:paragraph-properties fo:text-align="start" style:justify-single-word="false"/>
      <style:text-properties officeooo:rsid="0039562b" officeooo:paragraph-rsid="0039562b"/>
    </style:style>
    <style:style style:name="P51" style:family="paragraph" style:parent-style-name="Table_20_Contents">
      <style:paragraph-properties fo:text-align="center" style:justify-single-word="false"/>
      <style:text-properties officeooo:rsid="00399b9e" officeooo:paragraph-rsid="00399b9e"/>
    </style:style>
    <style:style style:name="P52" style:family="paragraph" style:parent-style-name="Table_20_Contents">
      <style:paragraph-properties fo:text-align="start" style:justify-single-word="false"/>
      <style:text-properties officeooo:rsid="00399b9e" officeooo:paragraph-rsid="00399b9e"/>
    </style:style>
    <style:style style:name="P53" style:family="paragraph" style:parent-style-name="Table_20_Contents">
      <style:paragraph-properties fo:text-align="center" style:justify-single-word="false"/>
      <style:text-properties officeooo:rsid="003b7f63" officeooo:paragraph-rsid="003b7f63"/>
    </style:style>
    <style:style style:name="P54" style:family="paragraph" style:parent-style-name="Table_20_Contents">
      <style:paragraph-properties fo:text-align="start" style:justify-single-word="false"/>
      <style:text-properties officeooo:rsid="003b7f63" officeooo:paragraph-rsid="003b7f63"/>
    </style:style>
    <style:style style:name="P55" style:family="paragraph" style:parent-style-name="Table_20_Contents">
      <style:paragraph-properties fo:text-align="center" style:justify-single-word="false"/>
      <style:text-properties officeooo:rsid="003d45fe" officeooo:paragraph-rsid="003d45fe"/>
    </style:style>
    <style:style style:name="P56" style:family="paragraph" style:parent-style-name="Table_20_Contents">
      <style:paragraph-properties fo:text-align="center" style:justify-single-word="false"/>
      <style:text-properties officeooo:rsid="003d8418" officeooo:paragraph-rsid="003d8418"/>
    </style:style>
    <style:style style:name="P57" style:family="paragraph" style:parent-style-name="Table_20_Contents">
      <style:paragraph-properties fo:text-align="start" style:justify-single-word="false"/>
      <style:text-properties officeooo:rsid="003d8418" officeooo:paragraph-rsid="003d8418"/>
    </style:style>
    <style:style style:name="P58" style:family="paragraph" style:parent-style-name="Table_20_Contents">
      <style:paragraph-properties fo:text-align="center" style:justify-single-word="false"/>
      <style:text-properties officeooo:rsid="003f3468" officeooo:paragraph-rsid="003f3468"/>
    </style:style>
    <style:style style:name="P59" style:family="paragraph" style:parent-style-name="Table_20_Contents">
      <style:paragraph-properties fo:text-align="start" style:justify-single-word="false"/>
      <style:text-properties officeooo:rsid="003f3468" officeooo:paragraph-rsid="003f3468"/>
    </style:style>
    <style:style style:name="P60" style:family="paragraph" style:parent-style-name="Table_20_Contents">
      <style:paragraph-properties fo:text-align="center" style:justify-single-word="false"/>
      <style:text-properties officeooo:rsid="003fce8a" officeooo:paragraph-rsid="003fce8a"/>
    </style:style>
    <style:style style:name="P61" style:family="paragraph" style:parent-style-name="Table_20_Contents">
      <style:paragraph-properties fo:text-align="start" style:justify-single-word="false"/>
      <style:text-properties officeooo:rsid="003fce8a" officeooo:paragraph-rsid="003fce8a"/>
    </style:style>
    <style:style style:name="P62" style:family="paragraph" style:parent-style-name="Table_20_Contents">
      <style:text-properties officeooo:rsid="00459de4" officeooo:paragraph-rsid="00459de4"/>
    </style:style>
    <style:style style:name="P63" style:family="paragraph" style:parent-style-name="Table_20_Contents">
      <style:text-properties officeooo:rsid="0045a7ad" officeooo:paragraph-rsid="0045a7ad"/>
    </style:style>
    <style:style style:name="P64" style:family="paragraph" style:parent-style-name="Table_20_Contents">
      <style:paragraph-properties fo:text-align="center" style:justify-single-word="false"/>
      <style:text-properties officeooo:rsid="0045a7ad" officeooo:paragraph-rsid="0045a7ad"/>
    </style:style>
    <style:style style:name="P65" style:family="paragraph" style:parent-style-name="Table_20_Contents">
      <style:text-properties officeooo:rsid="00468a82" officeooo:paragraph-rsid="00468a82"/>
    </style:style>
    <style:style style:name="P66" style:family="paragraph" style:parent-style-name="Table_20_Contents">
      <style:text-properties officeooo:paragraph-rsid="0045a7a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1d38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368388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officeooo:rsid="00379cb9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style:use-window-font-color="true" style:font-name="Cambria" fo:font-size="12pt" fo:language="ru" fo:country="RU" officeooo:rsid="0039562b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8" style:family="text">
      <style:text-properties style:use-window-font-color="true" style:font-name="Cambria" fo:font-size="12pt" fo:language="ru" fo:country="RU" officeooo:rsid="003d45fe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9" style:family="text">
      <style:text-properties style:use-window-font-color="true" style:font-name="Cambria" fo:font-size="12pt" fo:language="ru" fo:country="RU" officeooo:rsid="003d8418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10" style:family="text">
      <style:text-properties style:use-window-font-color="true" style:font-name="Cambria" fo:font-size="12pt" fo:language="ru" fo:country="RU" officeooo:rsid="003f3468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11" style:family="text">
      <style:text-properties style:use-window-font-color="true" style:font-name="Cambria" fo:font-size="12pt" fo:language="ru" fo:country="RU" officeooo:rsid="003fce8a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12" style:family="text">
      <style:text-properties style:use-window-font-color="true" style:font-name="Cambria" fo:font-size="12pt" fo:language="ru" fo:country="RU" officeooo:rsid="00482bee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1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font-size="12pt" officeooo:rsid="00281d38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officeooo:rsid="002af614"/>
    </style:style>
    <style:style style:name="T16" style:family="text">
      <style:text-properties officeooo:rsid="002b26ff"/>
    </style:style>
    <style:style style:name="T17" style:family="text">
      <style:text-properties officeooo:rsid="002d4862"/>
    </style:style>
    <style:style style:name="T18" style:family="text">
      <style:text-properties officeooo:rsid="00319cbf"/>
    </style:style>
    <style:style style:name="T19" style:family="text">
      <style:text-properties officeooo:rsid="0034701d"/>
    </style:style>
    <style:style style:name="T20" style:family="text">
      <style:text-properties officeooo:rsid="00368388"/>
    </style:style>
    <style:style style:name="T21" style:family="text">
      <style:text-properties officeooo:rsid="0036a7b7"/>
    </style:style>
    <style:style style:name="T22" style:family="text">
      <style:text-properties officeooo:rsid="00379cb9"/>
    </style:style>
    <style:style style:name="T23" style:family="text">
      <style:text-properties officeooo:rsid="0039562b"/>
    </style:style>
    <style:style style:name="T24" style:family="text">
      <style:text-properties officeooo:rsid="00399b9e"/>
    </style:style>
    <style:style style:name="T25" style:family="text">
      <style:text-properties officeooo:rsid="003d45fe"/>
    </style:style>
    <style:style style:name="T26" style:family="text">
      <style:text-properties officeooo:rsid="003d8418"/>
    </style:style>
    <style:style style:name="T27" style:family="text">
      <style:text-properties officeooo:rsid="003f3468"/>
    </style:style>
    <style:style style:name="T28" style:family="text">
      <style:text-properties officeooo:rsid="003fce8a"/>
    </style:style>
    <style:style style:name="T29" style:family="text">
      <style:text-properties officeooo:rsid="00419332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5a7ad"/>
    </style:style>
    <style:style style:name="T32" style:family="text">
      <style:text-properties officeooo:rsid="00482b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19">Доцент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14">А</text:span><text:span text:style-name="T13">. </text:span><text:span text:style-name="T14">А</text:span><text:span text:style-name="T13">. П</text:span><text:span text:style-name="T4">опов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7">1</text:span></text:p>
      <text:p text:style-name="P13"/>
      <text:p text:style-name="P14">«ПРОГРАММИРОВАНИЕ АРИФМЕТИЧЕСКИХ ОПЕРАЦИЙ.</text:p>
      <text:p text:style-name="P14">ИЗУЧЕНИЕ ОСНОВ РАБОТЫ С TURBO DEBUGGER»</text:p>
      <text:p text:style-name="P13"/>
      <text:p text:style-name="P6"><text:span text:style-name="T1">ПО КУРСУ: «</text:span><text:bookmark-start text:name="_Hlk67293355"/><text:span text:style-name="T2">А</text:span><text:bookmark-end text:name="_Hlk67293355"/><text:span text:style-name="T2">РХИТЕКТУРА ЭВМ И СИСТЕМ</text:span><text:span text:style-name="T1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5">06.</text:span><text:span text:style-name="T16">01</text:span>.2021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8"/>
      <text:p text:style-name="P25"/>
      <text:p text:style-name="P32"><text:span text:style-name="T3">Целью лабораторной работы</text:span> является <text:span text:style-name="T18">п</text:span>рограммирование задач, выполняющих арифметические вычисления и получение навыков отладки программ средствами отладчика TURBO DEBUGGER.</text:p>
      <text:p text:style-name="P23"/>
      <text:p text:style-name="P31">Листинг программы:</text:p>
      <text:p text:style-name="P33">Data SEGMENT<text:tab/><text:tab/><text:tab/>; Сегмент данных</text:p>
      <text:p text:style-name="P24"/>
      <text:p text:style-name="P33">; Вариант 3</text:p>
      <text:p text:style-name="P33">; Решить уравнение вида:</text:p>
      <text:p text:style-name="P33">; (1 + A/5)*B-C*D, где:</text:p>
      <text:p text:style-name="P24"/>
      <text:p text:style-name="P33"><text:tab/>A DB 150d</text:p>
      <text:p text:style-name="P33"><text:tab/>B DB 111b</text:p>
      <text:p text:style-name="P33"><text:tab/>C DB 48h</text:p>
      <text:p text:style-name="P33"><text:tab/>D DB 3d</text:p>
      <text:p text:style-name="P33"><text:tab/>X DW ?</text:p>
      <text:p text:style-name="P33">Data ENDS</text:p>
      <text:p text:style-name="P24"/>
      <text:p text:style-name="P33">Ourstack SEGMENT Stack<text:tab/>; Сегмент стека</text:p>
      <text:p text:style-name="P34"><text:tab/>DB 100h DUP (?)<text:tab/><text:tab/>; Выделили 100h (256) байт под стек</text:p>
      <text:p text:style-name="P33">Ourstack ENDS</text:p>
      <text:p text:style-name="P33"/>
      <text:p text:style-name="P33"><text:tab/><text:tab/>; Привязываем имена к регистрам</text:p>
      <text:p text:style-name="P33">ASSUME CS:Code, DS:Data, SS:Ourstack </text:p>
      <text:p text:style-name="P33"/>
      <text:p text:style-name="P33">Code SEGMENT<text:tab/><text:tab/><text:tab/>; Сегмент кода</text:p>
      <text:p text:style-name="P33">Start:</text:p>
      <text:p text:style-name="P33"><text:tab/>mov AX, Data<text:tab/><text:tab/>; Загрузка сегмента данных</text:p>
      <text:p text:style-name="P33"><text:tab/>mov DS, AX</text:p>
      <text:p text:style-name="P33"><text:tab/>xor AX, AX<text:tab/><text:tab/><text:tab/>; Очистка регистра AX</text:p>
      <text:p text:style-name="P33"><text:tab/><text:tab/><text:tab/></text:p>
      <text:p text:style-name="P33"><text:tab/>mov AL, A<text:tab/><text:tab/><text:tab/>; Делим A на 5 используя регистры AL и BL</text:p>
      <text:p text:style-name="P33"><text:tab/>mov BL, 5<text:tab/><text:tab/><text:tab/>; с сохранением ответа в AH:AL</text:p>
      <text:p text:style-name="P33"><text:tab/>div BL<text:tab/><text:tab/><text:tab/>; по условию используем только частное (AL)</text:p>
      <text:p text:style-name="P33"><text:tab/><text:tab/><text:tab/></text:p>
      <text:p text:style-name="P34"><text:tab/>mov BL, AL<text:tab/><text:tab/><text:tab/>; Сохраняем полученный ответ </text:p>
      <text:p text:style-name="P34"><text:tab/><text:tab/><text:tab/><text:tab/><text:tab/>; (частное) в BL</text:p>
      <text:p text:style-name="P33"><text:tab/><text:tab/><text:tab/></text:p>
      <text:p text:style-name="P33"><text:tab/>add BL, 1<text:tab/><text:tab/><text:tab/>; Прибавляем к полученному ответу 1</text:p>
      <text:p text:style-name="P33"><text:tab/>mov AL, B<text:tab/><text:tab/><text:tab/>; Сохраняем (В == 111b) в AL </text:p>
      <text:p text:style-name="P34"><text:tab/>mul BL<text:tab/><text:tab/><text:tab/>; и умножаем на полученный </text:p>
      <text:p text:style-name="P34"><text:tab/><text:tab/><text:tab/><text:tab/><text:tab/>; при вычислениях выше результат в AL</text:p>
      <text:p text:style-name="P33"><text:tab/>mov X, AX<text:tab/><text:tab/><text:tab/>; Сохраняем результат в X</text:p>
      <text:p text:style-name="P33"/>
      <text:p text:style-name="P34"><text:soft-page-break/><text:tab/>mov AL, C<text:tab/><text:tab/><text:tab/>; Вычисляем (C * D) с использованием</text:p>
      <text:p text:style-name="P33"><text:tab/>mov BL, D<text:tab/> <text:tab/><text:tab/>; регистров AL и BL</text:p>
      <text:p text:style-name="P33"><text:tab/>mul BL<text:tab/><text:tab/><text:tab/>; результат умножения сохраняется в AX</text:p>
      <text:p text:style-name="P33"><text:tab/></text:p>
      <text:p text:style-name="P34"><text:tab/>sub X, AX<text:tab/><text:tab/><text:tab/>; Полученное произведение складываем </text:p>
      <text:p text:style-name="P34"><text:tab/><text:tab/><text:tab/><text:tab/><text:tab/>; с результатом вычеслений в X</text:p>
      <text:p text:style-name="P34"><text:tab/>mov AL, 0<text:tab/><text:tab/><text:tab/>; Получили ответ, завершаем программу.</text:p>
      <text:p text:style-name="P33"><text:tab/>mov AH, 4Ch<text:tab/><text:tab/></text:p>
      <text:p text:style-name="P33"><text:tab/>int 21h<text:tab/></text:p>
      <text:p text:style-name="P33">Code ENDS</text:p>
      <text:p text:style-name="P33">END Start</text:p>
      <text:p text:style-name="P24"/>
      <text:p text:style-name="P31">Результат выполнения программы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626618298288">
          <table:table-cell table:style-name="Table5.A1" table:number-columns-spanned="7" office:value-type="string">
            <text:p text:style-name="P26">Вариант 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6599746240">
          <table:table-cell table:style-name="Table5.A2" office:value-type="string">
            <text:p text:style-name="P26">№</text:p>
          </table:table-cell>
          <table:table-cell table:style-name="Table5.A2" office:value-type="string">
            <text:p text:style-name="P26">Команда ассемблера</text:p>
          </table:table-cell>
          <table:table-cell table:style-name="Table5.A2" office:value-type="string">
            <text:p text:style-name="P26">Машинный код</text:p>
          </table:table-cell>
          <table:table-cell table:style-name="Table5.A2" office:value-type="string">
            <text:p text:style-name="P26">Длина машинного кода, байт</text:p>
          </table:table-cell>
          <table:table-cell table:style-name="Table5.A2" office:value-type="string">
            <text:p text:style-name="P26">Логический адрес в памяти</text:p>
          </table:table-cell>
          <table:table-cell table:style-name="Table5.F2" table:number-columns-spanned="2" office:value-type="string">
            <text:p text:style-name="P39">Состояние регистров и флагов</text:p>
          </table:table-cell>
          <table:covered-table-cell/>
        </table:table-row>
        <table:table-row table:style-name="TableLine94626601936704">
          <table:table-cell table:style-name="Table5.A2" table:number-rows-spanned="19" office:value-type="string">
            <text:p text:style-name="P36">1</text:p>
          </table:table-cell>
          <table:table-cell table:style-name="Table5.A2" table:number-rows-spanned="19" office:value-type="string">
            <text:p text:style-name="P37"><text:span text:style-name="T20">m</text:span>ov <text:span text:style-name="T20">AX, Data</text:span></text:p>
          </table:table-cell>
          <table:table-cell table:style-name="Table5.A2" table:number-rows-spanned="19" office:value-type="string">
            <text:p text:style-name="P36">B8ED50</text:p>
          </table:table-cell>
          <table:table-cell table:style-name="Table5.A2" table:number-rows-spanned="19" office:value-type="string">
            <text:p text:style-name="P43">3</text:p>
          </table:table-cell>
          <table:table-cell table:style-name="Table5.A2" table:number-rows-spanned="19" office:value-type="string">
            <text:p text:style-name="P47">0x0110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3">2</text:p>
          </table:table-cell>
          <table:table-cell table:style-name="Table5.A2" table:number-rows-spanned="19" office:value-type="string">
            <text:p text:style-name="P44">mov DS, AX</text:p>
          </table:table-cell>
          <table:table-cell table:style-name="Table5.A2" table:number-rows-spanned="19" office:value-type="string">
            <text:p text:style-name="P43">8ED8</text:p>
          </table:table-cell>
          <table:table-cell table:style-name="Table5.A2" table:number-rows-spanned="19" office:value-type="string">
            <text:p text:style-name="P45">2</text:p>
          </table:table-cell>
          <table:table-cell table:style-name="Table5.A2" table:number-rows-spanned="19" office:value-type="string">
            <text:p text:style-name="P47">0x0113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5">50ED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0">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7">3</text:p>
          </table:table-cell>
          <table:table-cell table:style-name="Table5.A2" table:number-rows-spanned="19" office:value-type="string">
            <text:p text:style-name="P46">xor AX, AX</text:p>
          </table:table-cell>
          <table:table-cell table:style-name="Table5.A2" table:number-rows-spanned="19" office:value-type="string">
            <text:p text:style-name="P45">33C0</text:p>
          </table:table-cell>
          <table:table-cell table:style-name="Table5.A2" table:number-rows-spanned="19" office:value-type="string">
            <text:p text:style-name="P45">2</text:p>
          </table:table-cell>
          <table:table-cell table:style-name="Table5.A2" table:number-rows-spanned="19" office:value-type="string">
            <text:p text:style-name="P47">0x0115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5">50ED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1">5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7">4</text:p>
          </table:table-cell>
          <table:table-cell table:style-name="Table5.A2" table:number-rows-spanned="19" office:value-type="string">
            <text:p text:style-name="P48">mov AL, A</text:p>
          </table:table-cell>
          <table:table-cell table:style-name="Table5.A2" table:number-rows-spanned="19" office:value-type="string">
            <text:p text:style-name="P47">A00000</text:p>
          </table:table-cell>
          <table:table-cell table:style-name="Table5.A2" table:number-rows-spanned="19" office:value-type="string">
            <text:p text:style-name="P47">3</text:p>
          </table:table-cell>
          <table:table-cell table:style-name="Table5.A2" table:number-rows-spanned="19" office:value-type="string">
            <text:p text:style-name="P47">0x0117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00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2">7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7">5</text:p>
          </table:table-cell>
          <table:table-cell table:style-name="Table5.A2" table:number-rows-spanned="19" office:value-type="string">
            <text:p text:style-name="P48">mov BL, 5</text:p>
          </table:table-cell>
          <table:table-cell table:style-name="Table5.A2" table:number-rows-spanned="19" office:value-type="string">
            <text:p text:style-name="P47">B305</text:p>
          </table:table-cell>
          <table:table-cell table:style-name="Table5.A2" table:number-rows-spanned="19" office:value-type="string">
            <text:p text:style-name="P47">2</text:p>
          </table:table-cell>
          <table:table-cell table:style-name="Table5.A2" table:number-rows-spanned="19" office:value-type="string">
            <text:p text:style-name="P47">0x01<text:span text:style-name="T23">1A</text:span>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96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2">A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7">6</text:p>
          </table:table-cell>
          <table:table-cell table:style-name="Table5.A2" table:number-rows-spanned="19" office:value-type="string">
            <text:p text:style-name="P48">div BL</text:p>
          </table:table-cell>
          <table:table-cell table:style-name="Table5.A2" table:number-rows-spanned="19" office:value-type="string">
            <text:p text:style-name="P49">F6F3</text:p>
          </table:table-cell>
          <table:table-cell table:style-name="Table5.A2" table:number-rows-spanned="19" office:value-type="string">
            <text:p text:style-name="P49">2</text:p>
          </table:table-cell>
          <table:table-cell table:style-name="Table5.A2" table:number-rows-spanned="19" office:value-type="string">
            <text:p text:style-name="P47">0x01<text:span text:style-name="T23">1Ch</text:span>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96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<text:span text:style-name="T23">5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3">C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9">7</text:p>
          </table:table-cell>
          <table:table-cell table:style-name="Table5.A2" table:number-rows-spanned="19" office:value-type="string">
            <text:p text:style-name="P50">mov BL, AL</text:p>
          </table:table-cell>
          <table:table-cell table:style-name="Table5.A2" table:number-rows-spanned="19" office:value-type="string">
            <text:p text:style-name="P49">8AD8</text:p>
          </table:table-cell>
          <table:table-cell table:style-name="Table5.A2" table:number-rows-spanned="19" office:value-type="string">
            <text:p text:style-name="P49">2</text:p>
          </table:table-cell>
          <table:table-cell table:style-name="Table5.A2" table:number-rows-spanned="19" office:value-type="string">
            <text:p text:style-name="P49">0x011E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7">1E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0<text:span text:style-name="T23">5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0<text:span text:style-name="T23">E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9">8</text:p>
          </table:table-cell>
          <table:table-cell table:style-name="Table5.A2" table:number-rows-spanned="19" office:value-type="string">
            <text:p text:style-name="P50">add BL, 1</text:p>
          </table:table-cell>
          <table:table-cell table:style-name="Table5.A2" table:number-rows-spanned="19" office:value-type="string">
            <text:p text:style-name="P49">80C301</text:p>
          </table:table-cell>
          <table:table-cell table:style-name="Table5.A2" table:number-rows-spanned="19" office:value-type="string">
            <text:p text:style-name="P49">3</text:p>
          </table:table-cell>
          <table:table-cell table:style-name="Table5.A2" table:number-rows-spanned="19" office:value-type="string">
            <text:p text:style-name="P49">0x0120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7">1E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E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3">10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65">1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49">9</text:p>
          </table:table-cell>
          <table:table-cell table:style-name="Table5.A2" table:number-rows-spanned="19" office:value-type="string">
            <text:p text:style-name="P52">mov AL, B</text:p>
          </table:table-cell>
          <table:table-cell table:style-name="Table5.A2" table:number-rows-spanned="19" office:value-type="string">
            <text:p text:style-name="P51">A00100</text:p>
          </table:table-cell>
          <table:table-cell table:style-name="Table5.A2" table:number-rows-spanned="19" office:value-type="string">
            <text:p text:style-name="P51">3</text:p>
          </table:table-cell>
          <table:table-cell table:style-name="Table5.A2" table:number-rows-spanned="19" office:value-type="string">
            <text:p text:style-name="P51">0x0123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7">1E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</text:span><text:span text:style-name="T24">F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3">1</text:span><text:span text:style-name="T24">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3">10</text:p>
          </table:table-cell>
          <table:table-cell table:style-name="Table5.A2" table:number-rows-spanned="19" office:value-type="string">
            <text:p text:style-name="P54">mul BL</text:p>
          </table:table-cell>
          <table:table-cell table:style-name="Table5.A2" table:number-rows-spanned="19" office:value-type="string">
            <text:p text:style-name="P53">F6E3</text:p>
          </table:table-cell>
          <table:table-cell table:style-name="Table5.A2" table:number-rows-spanned="19" office:value-type="string">
            <text:p text:style-name="P55">2</text:p>
          </table:table-cell>
          <table:table-cell table:style-name="Table5.A2" table:number-rows-spanned="19" office:value-type="string">
            <text:p text:style-name="P55">0x0126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8">07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</text:span><text:span text:style-name="T24">F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3">1</text:span><text:span text:style-name="T25">6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1</text:p>
          </table:table-cell>
          <table:table-cell table:style-name="Table5.A2" table:number-rows-spanned="19" office:value-type="string">
            <text:p text:style-name="P57">mov X, AX</text:p>
          </table:table-cell>
          <table:table-cell table:style-name="Table5.A2" table:number-rows-spanned="19" office:value-type="string">
            <text:p text:style-name="P56">A30400</text:p>
          </table:table-cell>
          <table:table-cell table:style-name="Table5.A2" table:number-rows-spanned="19" office:value-type="string">
            <text:p text:style-name="P56">3</text:p>
          </table:table-cell>
          <table:table-cell table:style-name="Table5.A2" table:number-rows-spanned="19" office:value-type="string">
            <text:p text:style-name="P56">0x0128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D9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</text:span><text:span text:style-name="T24">F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3">1</text:span><text:span text:style-name="T26">8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2</text:p>
          </table:table-cell>
          <table:table-cell table:style-name="Table5.A2" table:number-rows-spanned="19" office:value-type="string">
            <text:p text:style-name="P57">mov AL, C</text:p>
          </table:table-cell>
          <table:table-cell table:style-name="Table5.A2" table:number-rows-spanned="19" office:value-type="string">
            <text:p text:style-name="P56">A00200</text:p>
          </table:table-cell>
          <table:table-cell table:style-name="Table5.A2" table:number-rows-spanned="19" office:value-type="string">
            <text:p text:style-name="P56">3</text:p>
          </table:table-cell>
          <table:table-cell table:style-name="Table5.A2" table:number-rows-spanned="19" office:value-type="string">
            <text:p text:style-name="P56">0x012B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D9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</text:span><text:span text:style-name="T24">F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1B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3</text:p>
          </table:table-cell>
          <table:table-cell table:style-name="Table5.A2" table:number-rows-spanned="19" office:value-type="string">
            <text:p text:style-name="P57">mov BL, D</text:p>
          </table:table-cell>
          <table:table-cell table:style-name="Table5.A2" table:number-rows-spanned="19" office:value-type="string">
            <text:p text:style-name="P56">8A1E0300</text:p>
          </table:table-cell>
          <table:table-cell table:style-name="Table5.A2" table:number-rows-spanned="19" office:value-type="string">
            <text:p text:style-name="P56">4</text:p>
          </table:table-cell>
          <table:table-cell table:style-name="Table5.A2" table:number-rows-spanned="19" office:value-type="string">
            <text:p text:style-name="P56">0x012E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48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3">1</text:span><text:span text:style-name="T24">F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1E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4</text:p>
          </table:table-cell>
          <table:table-cell table:style-name="Table5.A2" table:number-rows-spanned="19" office:value-type="string">
            <text:p text:style-name="P57">mul BL</text:p>
          </table:table-cell>
          <table:table-cell table:style-name="Table5.A2" table:number-rows-spanned="19" office:value-type="string">
            <text:p text:style-name="P56">F6E3</text:p>
          </table:table-cell>
          <table:table-cell table:style-name="Table5.A2" table:number-rows-spanned="19" office:value-type="string">
            <text:p text:style-name="P56">2</text:p>
          </table:table-cell>
          <table:table-cell table:style-name="Table5.A2" table:number-rows-spanned="19" office:value-type="string">
            <text:p text:style-name="P56">0x0132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48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9">0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22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5</text:p>
          </table:table-cell>
          <table:table-cell table:style-name="Table5.A2" table:number-rows-spanned="19" office:value-type="string">
            <text:p text:style-name="P57">sub X, AX</text:p>
          </table:table-cell>
          <table:table-cell table:style-name="Table5.A2" table:number-rows-spanned="19" office:value-type="string">
            <text:p text:style-name="P56">29060400</text:p>
          </table:table-cell>
          <table:table-cell table:style-name="Table5.A2" table:number-rows-spanned="19" office:value-type="string">
            <text:p text:style-name="P56">4</text:p>
          </table:table-cell>
          <table:table-cell table:style-name="Table5.A2" table:number-rows-spanned="19" office:value-type="string">
            <text:p text:style-name="P56">0x0134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D8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6">0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24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6">16</text:p>
          </table:table-cell>
          <table:table-cell table:style-name="Table5.A2" table:number-rows-spanned="19" office:value-type="string">
            <text:p text:style-name="P57">mov AL, 0</text:p>
          </table:table-cell>
          <table:table-cell table:style-name="Table5.A2" table:number-rows-spanned="19" office:value-type="string">
            <text:p text:style-name="P56">B000</text:p>
          </table:table-cell>
          <table:table-cell table:style-name="Table5.A2" table:number-rows-spanned="19" office:value-type="string">
            <text:p text:style-name="P56">2</text:p>
          </table:table-cell>
          <table:table-cell table:style-name="Table5.A2" table:number-rows-spanned="19" office:value-type="string">
            <text:p text:style-name="P56">0x0138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9">D8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6">0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2</text:span><text:span text:style-name="T27">8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58">17</text:p>
          </table:table-cell>
          <table:table-cell table:style-name="Table5.A2" table:number-rows-spanned="19" office:value-type="string">
            <text:p text:style-name="P59">mov AH, 4Ch</text:p>
          </table:table-cell>
          <table:table-cell table:style-name="Table5.A2" table:number-rows-spanned="19" office:value-type="string">
            <text:p text:style-name="P58">B44C</text:p>
          </table:table-cell>
          <table:table-cell table:style-name="Table5.A2" table:number-rows-spanned="19" office:value-type="string">
            <text:p text:style-name="P58">2</text:p>
          </table:table-cell>
          <table:table-cell table:style-name="Table5.A2" table:number-rows-spanned="19" office:value-type="string">
            <text:p text:style-name="P58">0x013A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6">00</text:span><text:span text:style-name="T10">00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6">0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2</text:span><text:span text:style-name="T27">A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table:number-rows-spanned="19" office:value-type="string">
            <text:p text:style-name="P60">18</text:p>
          </table:table-cell>
          <table:table-cell table:style-name="Table5.A2" table:number-rows-spanned="19" office:value-type="string">
            <text:p text:style-name="P61">Int 21h</text:p>
          </table:table-cell>
          <table:table-cell table:style-name="Table5.A2" table:number-rows-spanned="19" office:value-type="string">
            <text:p text:style-name="P60">CD21</text:p>
          </table:table-cell>
          <table:table-cell table:style-name="Table5.A2" table:number-rows-spanned="19" office:value-type="string">
            <text:p text:style-name="P60">2</text:p>
          </table:table-cell>
          <table:table-cell table:style-name="Table5.A2" table:number-rows-spanned="19" office:value-type="string">
            <text:p text:style-name="P60">0x013Ch</text:p>
          </table:table-cell>
          <table:table-cell table:style-name="Table5.A2" office:value-type="string">
            <text:p text:style-name="P38">AX </text:p>
          </table:table-cell>
          <table:table-cell table:style-name="Table5.F2" office:value-type="string">
            <text:p text:style-name="P40"><text:span text:style-name="T19">0x</text:span><text:span text:style-name="T11">4C</text:span><text:span text:style-name="T10">00</text:span><text:span text:style-name="T19">h</text:span>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X</text:p>
          </table:table-cell>
          <table:table-cell table:style-name="Table5.F2" office:value-type="string">
            <text:p text:style-name="P38">0x00<text:span text:style-name="T26">03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X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I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BP</text:p>
          </table:table-cell>
          <table:table-cell table:style-name="Table5.F2" office:value-type="string">
            <text:p text:style-name="P38">0x00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P</text:p>
          </table:table-cell>
          <table:table-cell table:style-name="Table5.F2" office:value-type="string">
            <text:p text:style-name="P38">0x0100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DS</text:p>
          </table:table-cell>
          <table:table-cell table:style-name="Table5.F2" office:value-type="string">
            <text:p text:style-name="P38">0x50<text:span text:style-name="T21">ED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S</text:p>
          </table:table-cell>
          <table:table-cell table:style-name="Table5.F2" office:value-type="string">
            <text:p text:style-name="P38">0x50DD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S</text:p>
          </table:table-cell>
          <table:table-cell table:style-name="Table5.F2" office:value-type="string">
            <text:p text:style-name="P38">0x50E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ES</text:p>
          </table:table-cell>
          <table:table-cell table:style-name="Table5.F2" office:value-type="string">
            <text:p text:style-name="P38">0x50FE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IP</text:p>
          </table:table-cell>
          <table:table-cell table:style-name="Table5.F2" office:value-type="string">
            <text:p text:style-name="P38">0x00<text:span text:style-name="T26">2</text:span><text:span text:style-name="T28">C</text:span>h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C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Z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S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O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P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38">AF</text:p>
          </table:table-cell>
          <table:table-cell table:style-name="Table5.F2" office:value-type="string">
            <text:p text:style-name="P38">0</text:p>
          </table:table-cell>
        </table:table-row>
        <table:table-row table:style-name="TableLine94626601936704">
          <table:table-cell table:style-name="Table5.A2" office:value-type="string">
            <text:p text:style-name="P60">19</text:p>
          </table:table-cell>
          <table:table-cell table:style-name="Table5.A2" office:value-type="string">
            <text:p text:style-name="P61">Конец исполнения программы</text:p>
          </table:table-cell>
          <table:table-cell table:style-name="Table5.A2" office:value-type="string">
            <text:p text:style-name="P36">-</text:p>
          </table:table-cell>
          <table:table-cell table:style-name="Table5.A2" office:value-type="string">
            <text:p text:style-name="P41">-</text:p>
          </table:table-cell>
          <table:table-cell table:style-name="Table5.A2" office:value-type="string">
            <text:p text:style-name="P41">-</text:p>
          </table:table-cell>
          <table:table-cell table:style-name="Table5.F2" table:number-columns-spanned="2" office:value-type="string">
            <text:p text:style-name="P42"><text:span text:style-name="T19">-</text:span></text:p>
          </table:table-cell>
          <table:covered-table-cell/>
        </table:table-row>
        <table:table-row table:style-name="TableLine94626594206752">
          <table:table-cell table:style-name="Table5.F2" table:number-columns-spanned="7" office:value-type="string">
            <text:p text:style-name="P27">Значение переменной X: </text:p>
            <text:p text:style-name="P27">частное = <text:span text:style-name="T28">1</text:span></text:p>
            <text:p text:style-name="P27">остаток = <text:span text:style-name="T28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oft-page-break/></text:p>
      <text:p text:style-name="P31">Образ программы в памяти ЭВМ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26609242672">
          <table:table-cell table:style-name="Table8.A1" office:value-type="string">
            <text:p text:style-name="P63">Адрес</text:p>
          </table:table-cell>
          <table:table-cell table:style-name="Table8.A1" office:value-type="string">
            <text:p text:style-name="P63">Данные</text:p>
          </table:table-cell>
          <table:table-cell table:style-name="Table8.C1" office:value-type="string">
            <text:p text:style-name="P63">Размер, байт</text:p>
          </table:table-cell>
        </table:table-row>
        <table:table-row table:style-name="TableLine94626609242672">
          <table:table-cell table:style-name="Table8.A2" table:number-columns-spanned="3" office:value-type="string">
            <text:p text:style-name="P63">Сегмент данных:</text:p>
          </table:table-cell>
          <table:covered-table-cell/>
          <table:covered-table-cell/>
        </table:table-row>
        <table:table-row table:style-name="TableLine94626609242672">
          <table:table-cell table:style-name="Table8.A3" office:value-type="string">
            <text:p text:style-name="P63">0x0000h</text:p>
          </table:table-cell>
          <table:table-cell table:style-name="Table8.A3" office:value-type="string">
            <text:p text:style-name="P63">A = 150d</text:p>
          </table:table-cell>
          <table:table-cell table:style-name="Table8.A2" office:value-type="string">
            <text:p text:style-name="P63">1</text:p>
          </table:table-cell>
        </table:table-row>
        <table:table-row table:style-name="TableLine94626609242672">
          <table:table-cell table:style-name="Table8.A3" office:value-type="string">
            <text:p text:style-name="P63">0x0001h</text:p>
          </table:table-cell>
          <table:table-cell table:style-name="Table8.A3" office:value-type="string">
            <text:p text:style-name="P63">B = 111b</text:p>
          </table:table-cell>
          <table:table-cell table:style-name="Table8.A2" office:value-type="string">
            <text:p text:style-name="P63">1</text:p>
          </table:table-cell>
        </table:table-row>
        <table:table-row table:style-name="TableLine94626609242672">
          <table:table-cell table:style-name="Table8.A3" office:value-type="string">
            <text:p text:style-name="P63">0x0002h</text:p>
          </table:table-cell>
          <table:table-cell table:style-name="Table8.A3" office:value-type="string">
            <text:p text:style-name="P63">C = 48h</text:p>
          </table:table-cell>
          <table:table-cell table:style-name="Table8.A2" office:value-type="string">
            <text:p text:style-name="P63">1</text:p>
          </table:table-cell>
        </table:table-row>
        <table:table-row table:style-name="TableLine94626609242672">
          <table:table-cell table:style-name="Table8.A3" office:value-type="string">
            <text:p text:style-name="P63">0x0003h</text:p>
          </table:table-cell>
          <table:table-cell table:style-name="Table8.A3" office:value-type="string">
            <text:p text:style-name="P63">D = 3d</text:p>
          </table:table-cell>
          <table:table-cell table:style-name="Table8.A2" office:value-type="string">
            <text:p text:style-name="P63">1</text:p>
          </table:table-cell>
        </table:table-row>
        <table:table-row table:style-name="TableLine94626609242672">
          <table:table-cell table:style-name="Table8.A3" office:value-type="string">
            <text:p text:style-name="P63">0x0004h - 0x0005h</text:p>
          </table:table-cell>
          <table:table-cell table:style-name="Table8.A3" office:value-type="string">
            <text:p text:style-name="P66">X = ?</text:p>
          </table:table-cell>
          <table:table-cell table:style-name="Table8.A2" office:value-type="string">
            <text:p text:style-name="P63">2</text:p>
          </table:table-cell>
        </table:table-row>
        <table:table-row table:style-name="TableLine94626609242672">
          <table:table-cell table:style-name="Table8.A2" table:number-columns-spanned="3" office:value-type="string">
            <text:p text:style-name="P64">Неиспользуемая область - 10 байт</text:p>
          </table:table-cell>
          <table:covered-table-cell/>
          <table:covered-table-cell/>
        </table:table-row>
        <table:table-row table:style-name="TableLine94626609242672">
          <table:table-cell table:style-name="Table8.A2" table:number-columns-spanned="3" office:value-type="string">
            <text:p text:style-name="P63">Сегмент стека:</text:p>
          </table:table-cell>
          <table:covered-table-cell/>
          <table:covered-table-cell/>
        </table:table-row>
        <table:table-row table:style-name="TableLine94626609242672">
          <table:table-cell table:style-name="Table8.A3" office:value-type="string">
            <text:p text:style-name="P63">0x0010h-0x010Fh</text:p>
          </table:table-cell>
          <table:table-cell table:style-name="Table8.A3" office:value-type="string">
            <text:p text:style-name="Table_20_Contents">-</text:p>
          </table:table-cell>
          <table:table-cell table:style-name="Table8.A2" office:value-type="string">
            <text:p text:style-name="P63">256</text:p>
          </table:table-cell>
        </table:table-row>
        <table:table-row table:style-name="TableLine94626609242672">
          <table:table-cell table:style-name="Table8.A2" table:number-columns-spanned="3" office:value-type="string">
            <text:p text:style-name="P63">Сегмент кода:</text:p>
          </table:table-cell>
          <table:covered-table-cell/>
          <table:covered-table-cell/>
        </table:table-row>
        <table:table-row table:style-name="TableLine94626609242672">
          <table:table-cell table:style-name="Table8.A3" office:value-type="string">
            <text:p text:style-name="P63">0x0110h-0x013Dh</text:p>
          </table:table-cell>
          <table:table-cell table:style-name="Table8.A3" office:value-type="string">
            <text:p text:style-name="P63">Исполняемый код</text:p>
          </table:table-cell>
          <table:table-cell table:style-name="Table8.A2" office:value-type="string">
            <text:p text:style-name="P63">46</text:p>
          </table:table-cell>
        </table:table-row>
      </table:table>
      <text:p text:style-name="P31"/>
      <text:p text:style-name="P24"/>
      <text:p text:style-name="P24"/>
      <text:p text:style-name="P31">Данные файла *.map:</text:p>
      <table:table table:name="Table6" table:style-name="Table6">
        <table:table-column table:style-name="Table6.A" table:number-columns-repeated="5"/>
        <table:table-row table:style-name="TableLine94626618031568">
          <table:table-cell table:style-name="Table6.A1" office:value-type="string">
            <text:p text:style-name="P62">Start</text:p>
          </table:table-cell>
          <table:table-cell table:style-name="Table6.A1" office:value-type="string">
            <text:p text:style-name="P62">Stop</text:p>
          </table:table-cell>
          <table:table-cell table:style-name="Table6.A1" office:value-type="string">
            <text:p text:style-name="P62">Length</text:p>
          </table:table-cell>
          <table:table-cell table:style-name="Table6.A1" office:value-type="string">
            <text:p text:style-name="P62">Name</text:p>
          </table:table-cell>
          <table:table-cell table:style-name="Table6.E1" office:value-type="string">
            <text:p text:style-name="P62">Class</text:p>
          </table:table-cell>
        </table:table-row>
        <table:table-row table:style-name="TableLine94626618031568">
          <table:table-cell table:style-name="Table6.A2" office:value-type="string">
            <text:p text:style-name="P62">00000H</text:p>
          </table:table-cell>
          <table:table-cell table:style-name="Table6.A2" office:value-type="string">
            <text:p text:style-name="P62">00005H</text:p>
          </table:table-cell>
          <table:table-cell table:style-name="Table6.A2" office:value-type="string">
            <text:p text:style-name="P62">00006H</text:p>
          </table:table-cell>
          <table:table-cell table:style-name="Table6.A2" office:value-type="string">
            <text:p text:style-name="P62">DATA</text:p>
          </table:table-cell>
          <table:table-cell table:style-name="Table6.E2" office:value-type="string">
            <text:p text:style-name="Table_20_Contents"/>
          </table:table-cell>
        </table:table-row>
        <table:table-row table:style-name="TableLine94626618031568">
          <table:table-cell table:style-name="Table6.A2" office:value-type="string">
            <text:p text:style-name="P62">00010H</text:p>
          </table:table-cell>
          <table:table-cell table:style-name="Table6.A2" office:value-type="string">
            <text:p text:style-name="P62">0010FH</text:p>
          </table:table-cell>
          <table:table-cell table:style-name="Table6.A2" office:value-type="string">
            <text:p text:style-name="P62">00100H</text:p>
          </table:table-cell>
          <table:table-cell table:style-name="Table6.A2" office:value-type="string">
            <text:p text:style-name="P62">OURSTACH</text:p>
          </table:table-cell>
          <table:table-cell table:style-name="Table6.E2" office:value-type="string">
            <text:p text:style-name="Table_20_Contents"/>
          </table:table-cell>
        </table:table-row>
        <table:table-row table:style-name="TableLine94626618031568">
          <table:table-cell table:style-name="Table6.A2" office:value-type="string">
            <text:p text:style-name="P62">00110H</text:p>
          </table:table-cell>
          <table:table-cell table:style-name="Table6.A2" office:value-type="string">
            <text:p text:style-name="P62">0013DH</text:p>
          </table:table-cell>
          <table:table-cell table:style-name="Table6.A2" office:value-type="string">
            <text:p text:style-name="P62">0002EH</text:p>
          </table:table-cell>
          <table:table-cell table:style-name="Table6.A2" office:value-type="string">
            <text:p text:style-name="P62">CODE</text:p>
          </table:table-cell>
          <table:table-cell table:style-name="Table6.E2" office:value-type="string">
            <text:p text:style-name="Table_20_Contents"/>
          </table:table-cell>
        </table:table-row>
        <table:table-row table:style-name="TableLine94626618031568">
          <table:table-cell table:style-name="Table6.E2" table:number-columns-spanned="5" office:value-type="string">
            <text:p text:style-name="P62">Program entry point at 0011:0000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  <text:p text:style-name="P24"/>
      <text:p text:style-name="P24"><text:span text:style-name="T30">Начальные и конечные адреса сегментов данных и их длины:</text:span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row table:style-name="TableLine94626618262032">
          <table:table-cell table:style-name="Table7.A1" office:value-type="string">
            <text:p text:style-name="P62">Сегмент</text:p>
          </table:table-cell>
          <table:table-cell table:style-name="Table7.A1" office:value-type="string">
            <text:p text:style-name="P62">Начальный адрес</text:p>
          </table:table-cell>
          <table:table-cell table:style-name="Table7.A1" office:value-type="string">
            <text:p text:style-name="P62">Конечный адрес</text:p>
          </table:table-cell>
          <table:table-cell table:style-name="Table7.D1" office:value-type="string">
            <text:p text:style-name="P62">Длина</text:p>
          </table:table-cell>
        </table:table-row>
        <table:table-row table:style-name="TableLine94626618262032">
          <table:table-cell table:style-name="Table7.A2" office:value-type="string">
            <text:p text:style-name="P62">Данных</text:p>
          </table:table-cell>
          <table:table-cell table:style-name="Table7.A2" office:value-type="string">
            <text:p text:style-name="P62">00000H</text:p>
          </table:table-cell>
          <table:table-cell table:style-name="Table7.A2" office:value-type="string">
            <text:p text:style-name="P62">00005H</text:p>
          </table:table-cell>
          <table:table-cell table:style-name="Table7.D2" office:value-type="string">
            <text:p text:style-name="P62">00006H</text:p>
          </table:table-cell>
        </table:table-row>
        <table:table-row table:style-name="TableLine94626618262032">
          <table:table-cell table:style-name="Table7.A2" office:value-type="string">
            <text:p text:style-name="P62">Стека</text:p>
          </table:table-cell>
          <table:table-cell table:style-name="Table7.A2" office:value-type="string">
            <text:p text:style-name="P62">00010H</text:p>
          </table:table-cell>
          <table:table-cell table:style-name="Table7.A2" office:value-type="string">
            <text:p text:style-name="P62">0010FH</text:p>
          </table:table-cell>
          <table:table-cell table:style-name="Table7.D2" office:value-type="string">
            <text:p text:style-name="P62">00100H</text:p>
          </table:table-cell>
        </table:table-row>
        <table:table-row table:style-name="TableLine94626618262032">
          <table:table-cell table:style-name="Table7.A2" office:value-type="string">
            <text:p text:style-name="P62">Кода</text:p>
          </table:table-cell>
          <table:table-cell table:style-name="Table7.A2" office:value-type="string">
            <text:p text:style-name="P62">00110H</text:p>
          </table:table-cell>
          <table:table-cell table:style-name="Table7.A2" office:value-type="string">
            <text:p text:style-name="P62">0013DH</text:p>
          </table:table-cell>
          <table:table-cell table:style-name="Table7.D2" office:value-type="string">
            <text:p text:style-name="P62">0002EH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1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1-06T20:23:22.492489840</dc:date>
    <meta:editing-cycles>52</meta:editing-cycles>
    <meta:editing-duration>P1DT4H44M30S</meta:editing-duration>
    <meta:generator>LibreOffice/6.4.7.2$Linux_X86_64 LibreOffice_project/40$Build-2</meta:generator>
    <meta:document-statistic meta:table-count="8" meta:image-count="0" meta:object-count="0" meta:page-count="13" meta:paragraph-count="941" meta:word-count="1285" meta:character-count="5750" meta:non-whitespace-character-count="5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